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cf09b" officeooo:paragraph-rsid="002cf09b"/>
    </style:style>
    <style:style style:name="P5" style:family="paragraph" style:parent-style-name="Table_20_Contents">
      <style:text-properties style:font-name="Arial" officeooo:rsid="002db856" officeooo:paragraph-rsid="002db856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db856" officeooo:paragraph-rsid="002db856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30e384" officeooo:paragraph-rsid="0030e384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2cf09b" officeooo:paragraph-rsid="002cf09b"/>
    </style:style>
    <style:style style:name="P11" style:family="paragraph" style:parent-style-name="Table_20_Contents" style:list-style-name="L2">
      <style:text-properties style:font-name="Arial" officeooo:rsid="002cf09b" officeooo:paragraph-rsid="002cf09b"/>
    </style:style>
    <style:style style:name="P12" style:family="paragraph" style:parent-style-name="Table_20_Contents" style:list-style-name="L3">
      <style:text-properties style:font-name="Arial" officeooo:rsid="002cf09b" officeooo:paragraph-rsid="002cf09b"/>
    </style:style>
    <style:style style:name="P13" style:family="paragraph" style:parent-style-name="Table_20_Contents" style:list-style-name="L4">
      <style:text-properties style:font-name="Arial" officeooo:rsid="002db856" officeooo:paragraph-rsid="002db856"/>
    </style:style>
    <style:style style:name="P14" style:family="paragraph" style:parent-style-name="Table_20_Contents" style:list-style-name="L5">
      <style:text-properties style:font-name="Arial" officeooo:rsid="002db856" officeooo:paragraph-rsid="002db856"/>
    </style:style>
    <style:style style:name="P15" style:family="paragraph" style:parent-style-name="Table_20_Contents" style:list-style-name="L5">
      <style:text-properties style:font-name="Arial" officeooo:rsid="0030e384" officeooo:paragraph-rsid="0030e384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30e384" officeooo:paragraph-rsid="0030e384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3267bc" officeooo:paragraph-rsid="003267bc"/>
    </style:style>
    <style:style style:name="P18" style:family="paragraph" style:parent-style-name="Table_20_Contents" style:list-style-name="L5">
      <style:text-properties style:font-name="Arial" officeooo:rsid="003267bc" officeooo:paragraph-rsid="003267bc"/>
    </style:style>
    <style:style style:name="P19" style:family="paragraph" style:parent-style-name="Table_20_Contents">
      <style:text-properties style:font-name="Arial" officeooo:rsid="003267bc" officeooo:paragraph-rsid="003267bc"/>
    </style:style>
    <style:style style:name="T1" style:family="text">
      <style:text-properties fo:font-weight="bold" officeooo:rsid="00278cdf" style:font-weight-asian="bold" style:font-weight-complex="bold"/>
    </style:style>
    <style:style style:name="T2" style:family="text">
      <style:text-properties fo:font-weight="bold" officeooo:rsid="002b64e1" style:font-weight-asian="bold" style:font-weight-complex="bold"/>
    </style:style>
    <style:style style:name="T3" style:family="text">
      <style:text-properties fo:font-weight="bold" officeooo:rsid="002f4e3a" style:font-weight-asian="bold" style:font-weight-complex="bold"/>
    </style:style>
    <style:style style:name="T4" style:family="text">
      <style:text-properties fo:font-weight="bold" officeooo:rsid="003158cf" style:font-weight-asian="bold" style:font-weight-complex="bold"/>
    </style:style>
    <style:style style:name="T5" style:family="text">
      <style:text-properties officeooo:rsid="001d437d"/>
    </style:style>
    <style:style style:name="T6" style:family="text">
      <style:text-properties officeooo:rsid="0032cd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3">5</text:span></text:p>
          </table:table-cell>
          <table:table-cell table:style-name="Tabelle4.A1" office:value-type="string">
            <text:p text:style-name="P2">Element: <text:span text:style-name="T1">4</text:span></text:p>
          </table:table-cell>
          <table:table-cell table:style-name="Tabelle4.C1" office:value-type="string">
            <text:p text:style-name="P2">Title: <text:span text:style-name="T2">Sub procedures </text:span><text:span text:style-name="T4">and functions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Explainer video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What is a</text:p>
            <text:p text:style-name="P4">sub procedure?</text:p>
          </table:table-cell>
          <table:table-cell table:style-name="Tabelle1.C2" office:value-type="string">
            <text:list xml:id="list8839376317506208489" text:style-name="L1">
              <text:list-item>
                <text:p text:style-name="P10">A sub procedure is a series of statements packed together so that they can be executed togeth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Motivation</text:p>
          </table:table-cell>
          <table:table-cell table:style-name="Tabelle1.C3" office:value-type="string">
            <text:list xml:id="list7846663618090426126" text:style-name="L2">
              <text:list-item>
                <text:p text:style-name="P11">If you have an algorithm that performs a computation and you want to perform the computation in places of your program</text:p>
              </text:list-item>
              <text:list-item>
                <text:p text:style-name="P11">Writing the exact same code for the algorithm each time you need would not be a good idea</text:p>
                <text:p text:style-name="P11"/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4">DRY principle</text:p>
          </table:table-cell>
          <table:table-cell table:style-name="Tabelle1.C4" office:value-type="string">
            <text:list xml:id="list174055100152486" text:continue-numbering="true" text:style-name="L2">
              <text:list-item>
                <text:p text:style-name="P11">DRY principle: Don't Repeat Yourself</text:p>
              </text:list-item>
              <text:list-item>
                <text:p text:style-name="P11">A very important principle in programming</text:p>
              </text:list-item>
              <text:list-item>
                <text:p text:style-name="P11">No line of code should be repeated within a progra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4">Solution</text:p>
          </table:table-cell>
          <table:table-cell table:style-name="Tabelle1.C5" office:value-type="string">
            <text:list xml:id="list3180775645789162124" text:style-name="L3">
              <text:list-item>
                <text:p text:style-name="P12">Using sub routines we can solve the problem of repeating the same code over and over again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Pseudo code</text:p>
          </table:table-cell>
          <table:table-cell table:style-name="Tabelle1.C6" office:value-type="string">
            <text:list xml:id="list8653460329395736117" text:style-name="L4">
              <text:list-item>
                <text:p text:style-name="P13">A sub routine look like this</text:p>
              </text:list-item>
            </text:list>
            <text:p text:style-name="P5"/>
            <text:p text:style-name="P5"><text:s text:c="5"/>name param1, param2</text:p>
            <text:p text:style-name="P5"><text:s text:c="8"/>Code to execute</text:p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6">Structure</text:p>
          </table:table-cell>
          <table:table-cell table:style-name="Tabelle1.C9" office:value-type="string">
            <text:list xml:id="list4105998076698573087" text:style-name="L5">
              <text:list-item>
                <text:p text:style-name="P14">Each sub routine has a name and optional parameters</text:p>
              </text:list-item>
              <text:list-item>
                <text:p text:style-name="P14">The body of the sub routine consists of the statements that should be executed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7</text:p>
          </table:table-cell>
          <table:table-cell table:style-name="Tabelle1.A2" office:value-type="string">
            <text:p text:style-name="P6">Example</text:p>
          </table:table-cell>
          <table:table-cell table:style-name="Tabelle1.C9" office:value-type="string">
            <text:list xml:id="list174055100180732" text:continue-numbering="true" text:style-name="L5">
              <text:list-item>
                <text:p text:style-name="P14">A simple example: let's define a sub routine that takes a name as a parameter and prints out a greeting messag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6">8</text:p>
          </table:table-cell>
          <table:table-cell table:style-name="Tabelle1.A2" office:value-type="string">
            <text:p text:style-name="P6">Example</text:p>
          </table:table-cell>
          <table:table-cell table:style-name="Tabelle1.C9" office:value-type="string">
            <text:list xml:id="list174055116162520" text:continue-numbering="true" text:style-name="L5">
              <text:list-header>
                <text:p text:style-name="P14">SayHello name</text:p>
                <text:p text:style-name="P14"><text:s text:c="3"/>print “Hello “ &amp; name</text:p>
              </text:list-header>
            </text:list>
          </table:table-cell>
        </table:table-row>
        <table:table-row table:style-name="Tabelle1.2">
          <table:table-cell table:style-name="Tabelle1.A2" office:value-type="string">
            <text:p text:style-name="P6">9</text:p>
          </table:table-cell>
          <table:table-cell table:style-name="Tabelle1.A2" office:value-type="string">
            <text:p text:style-name="P6">Example</text:p>
          </table:table-cell>
          <table:table-cell table:style-name="Tabelle1.C11" office:value-type="string">
            <text:list xml:id="list174055116151960" text:continue-numbering="true" text:style-name="L5">
              <text:list-item>
                <text:p text:style-name="P14">You can call the sub routine from your code like this:</text:p>
              </text:list-item>
            </text:list>
            <text:p text:style-name="P5"/>
            <text:list xml:id="list174055116156300" text:continue-numbering="true" text:style-name="L5">
              <text:list-header>
                <text:p text:style-name="P14">SayHello “Peter”</text:p>
              </text:list-header>
            </text:list>
          </table:table-cell>
        </table:table-row>
        <table:table-row table:style-name="Tabelle1.2"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6">Benefit</text:p>
          </table:table-cell>
          <table:table-cell table:style-name="Tabelle1.C11" office:value-type="string">
            <text:list xml:id="list174055116156810" text:continue-numbering="true" text:style-name="L5">
              <text:list-item>
                <text:p text:style-name="P14">Whenever you want to print the greetings in your program you just call the sub routine</text:p>
              </text:list-item>
              <text:list-item>
                <text:p text:style-name="P14">The print statement that prints the greetings is not duplicated in you program, it is in one place</text:p>
              </text:list-item>
              <text:list-item>
                <text:p text:style-name="P14">If you want to change it, you do it in one plac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11</text:p>
          </table:table-cell>
          <table:table-cell table:style-name="Tabelle1.A2" office:value-type="string">
            <text:p text:style-name="P7">Functions</text:p>
          </table:table-cell>
          <table:table-cell table:style-name="Tabelle1.C14" office:value-type="string">
            <text:list xml:id="list174055116172725" text:continue-numbering="true" text:style-name="L5">
              <text:list-item>
                <text:p text:style-name="P15">Functions are like sub routines, but they can return a value</text:p>
              </text:list-item>
              <text:list-item>
                <text:p text:style-name="P15">They are like mathematical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12</text:p>
          </table:table-cell>
          <table:table-cell table:style-name="Tabelle1.A2" office:value-type="string">
            <text:p text:style-name="P17">Example</text:p>
          </table:table-cell>
          <table:table-cell table:style-name="Tabelle1.C14" office:value-type="string">
            <text:list xml:id="list174055131177075" text:continue-numbering="true" text:style-name="L5">
              <text:list-item>
                <text:p text:style-name="P18">We can define a function called Add that takes two numbers as parameters, adds the numbers together and returns the resul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13</text:p>
          </table:table-cell>
          <table:table-cell table:style-name="Tabelle1.A2" office:value-type="string">
            <text:p text:style-name="P17">Example</text:p>
          </table:table-cell>
          <table:table-cell table:style-name="Tabelle1.C14" office:value-type="string">
            <text:list xml:id="list174055131169576" text:continue-numbering="true" text:style-name="L5">
              <text:list-header>
                <text:p text:style-name="P18">Add num1 num2</text:p>
                <text:p text:style-name="P18"><text:s text:c="3"/>return num1 + num2</text:p>
              </text:list-header>
            </text:list>
          </table:table-cell>
        </table:table-row>
        <table:table-row table:style-name="Tabelle1.2">
          <table:table-cell table:style-name="Tabelle1.A2" office:value-type="string">
            <text:p text:style-name="P7">14</text:p>
          </table:table-cell>
          <table:table-cell table:style-name="Tabelle1.A2" office:value-type="string">
            <text:p text:style-name="P17">Example</text:p>
          </table:table-cell>
          <table:table-cell table:style-name="Tabelle1.C15" office:value-type="string">
            <text:list xml:id="list174055131165036" text:continue-numbering="true" text:style-name="L5">
              <text:list-item>
                <text:p text:style-name="P18">In your program you now can call the function <text:span text:style-name="T6">like a sub routine, but the return value has to be stored in a variable or passed as an argument to another function</text:span></text:p>
              </text:list-item>
            </text:list>
            <text:p text:style-name="P19"/>
            <text:list xml:id="list174055131176233" text:continue-numbering="true" text:style-name="L5">
              <text:list-header>
                <text:p text:style-name="P18"><text:span text:style-name="T6">result =</text:span> Add 3, 4</text:p>
                <text:p text:style-name="P18"/>
              </text:list-header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6M36S</meta:editing-duration>
    <meta:editing-cycles>20</meta:editing-cycles>
    <meta:generator>LibreOffice/4.1.3.2$Windows_x86 LibreOffice_project/70feb7d99726f064edab4605a8ab840c50ec57a</meta:generator>
    <dc:date>2015-08-04T17:40:55.017000000</dc:date>
    <meta:document-statistic meta:table-count="2" meta:image-count="0" meta:object-count="0" meta:page-count="2" meta:paragraph-count="64" meta:word-count="375" meta:character-count="1894" meta:non-whitespace-character-count="1589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